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e8505" officeooo:paragraph-rsid="000e8505"/>
    </style:style>
    <style:style style:name="P2" style:family="paragraph" style:parent-style-name="Text_20_body">
      <style:text-properties officeooo:rsid="00101d7c" officeooo:paragraph-rsid="00101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</text:p>
      <text:p text:style-name="P2">On a restructuré l’accès aux données à la classe HeroService. On a ensuite enregistrer HeroService en tant que fournisseur de son service au niveau racine afin de pouvoir l’injecter n’importe où.</text:p>
      <text:p text:style-name="P2">On a attribué à la méthode get des données HeroService une signature asynchrone.</text:p>
      <text:p text:style-name="P2">On a créé un MessageService pour une communication faiblement couplée entre les classes. </text:p>
      <text:p text:style-name="P2">HeroService est créé avec un autre service MessageSer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35:46.694000000</meta:creation-date>
    <dc:date>2019-11-27T18:45:20.785000000</dc:date>
    <meta:editing-duration>PT9M33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5" meta:word-count="66" meta:character-count="425" meta:non-whitespace-character-count="363"/>
  </office:meta>
</office:document-meta>
</file>